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ntes</text:p>
          </table:table-cell>
          <table:table-cell office:value-type="string" calcext:value-type="string">
            <text:p>Autoria</text:p>
          </table:table-cell>
          <table:table-cell office:value-type="string" calcext:value-type="string">
            <text:p>Ref_Cit</text:p>
          </table:table-cell>
          <table:table-cell office:value-type="string" calcext:value-type="string">
            <text:p>Referências</text:p>
          </table:table-cell>
          <table:table-cell office:value-type="string" calcext:value-type="string">
            <text:p>Citações</text:p>
          </table:table-cell>
        </table:table-row>
        <table:table-row table:style-name="ro1">
          <table:table-cell office:value-type="string" calcext:value-type="string">
            <text:p>307890463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Akbari-Shandiz et al.</text:p>
          </table:table-cell>
          <table:table-cell table:formula="of:=RIGHT([.B2];4)" office:value-type="string" office:string-value="2019" calcext:value-type="string">
            <text:p>2019</text:p>
          </table:table-cell>
          <table:table-cell office:value-type="string" calcext:value-type="string">
            <text:p>3 (0) Médico-esportiva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259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Alexander et al.</text:p>
          </table:table-cell>
          <table:table-cell table:formula="of:=RIGHT([.B3];4)" office:value-type="string" office:string-value="2018" calcext:value-type="string">
            <text:p>2018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499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Bey et al.</text:p>
          </table:table-cell>
          <table:table-cell table:formula="of:=RIGHT([.B4];4)" office:value-type="string" office:string-value="2006" calcext:value-type="string">
            <text:p>2006</text:p>
          </table:table-cell>
          <table:table-cell office:value-type="string" calcext:value-type="string">
            <text:p>3 (0) Médico-esportiva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493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Bourne et al.</text:p>
          </table:table-cell>
          <table:table-cell table:formula="of:=RIGHT([.B5];4)" office:value-type="string" office:string-value="2007" calcext:value-type="string">
            <text:p>2007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88812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Bourne et al.</text:p>
          </table:table-cell>
          <table:table-cell table:formula="of:=RIGHT([.B6];4)" office:value-type="string" office:string-value="2009" calcext:value-type="string">
            <text:p>2009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851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Bourne et al.</text:p>
          </table:table-cell>
          <table:table-cell table:formula="of:=RIGHT([.B7];4)" office:value-type="string" office:string-value="2011" calcext:value-type="string">
            <text:p>2011</text:p>
          </table:table-cell>
          <table:table-cell table:style-name="ce4"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663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Cereatti et al.</text:p>
          </table:table-cell>
          <table:table-cell table:formula="of:=RIGHT([.B8];4)" office:value-type="string" office:string-value="2015" calcext:value-type="string">
            <text:p>2015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403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Chu et al.</text:p>
          </table:table-cell>
          <table:table-cell table:formula="of:=RIGHT([.B9];4)" office:value-type="string" office:string-value="2012" calcext:value-type="string">
            <text:p>2012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485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Crosbie et al.</text:p>
          </table:table-cell>
          <table:table-cell table:formula="of:=RIGHT([.B10];4)" office:value-type="string" office:string-value="2008" calcext:value-type="string">
            <text:p>2008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4 (12) Saúde-Reabilitação</text:p>
          </table:table-cell>
        </table:table-row>
        <table:table-row table:style-name="ro1">
          <table:table-cell office:value-type="string" calcext:value-type="string">
            <text:p>307888965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Cutti et al.</text:p>
          </table:table-cell>
          <table:table-cell table:formula="of:=RIGHT([.B11];4)" office:value-type="string" office:string-value="2008" calcext:value-type="string">
            <text:p>2008</text:p>
          </table:table-cell>
          <table:table-cell/>
          <table:table-cell office:value-type="string" calcext:value-type="string">
            <text:p>3 (25) Engenharia-Biomédica</text:p>
          </table:table-cell>
        </table:table-row>
        <table:table-row table:style-name="ro1">
          <table:table-cell office:value-type="string" calcext:value-type="string">
            <text:p>307890692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Cutti et al.</text:p>
          </table:table-cell>
          <table:table-cell table:formula="of:=RIGHT([.B12];4)" office:value-type="string" office:string-value="2014" calcext:value-type="string">
            <text:p>2014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381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e Baets et al.</text:p>
          </table:table-cell>
          <table:table-cell table:formula="of:=RIGHT([.B13];4)" office:value-type="string" office:string-value="2013" calcext:value-type="string">
            <text:p>2013</text:p>
          </table:table-cell>
          <table:table-cell office:value-type="string" calcext:value-type="string">
            <text:p>5 (3) esporte-fisioterapia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224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e Baets et al.</text:p>
          </table:table-cell>
          <table:table-cell table:formula="of:=RIGHT([.B14];4)" office:value-type="string" office:string-value="2020" calcext:value-type="string">
            <text:p>2020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3 (25) Engenharia-Biomédica</text:p>
          </table:table-cell>
        </table:table-row>
        <table:table-row table:style-name="ro1">
          <table:table-cell office:value-type="string" calcext:value-type="string">
            <text:p>307888762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Fayad et al.</text:p>
          </table:table-cell>
          <table:table-cell table:formula="of:=RIGHT([.B15];4)" office:value-type="string" office:string-value="2006" calcext:value-type="string">
            <text:p>2006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026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Finley e Lee</text:p>
          </table:table-cell>
          <table:table-cell table:formula="of:=RIGHT([.B16];4)" office:value-type="string" office:string-value="2003" calcext:value-type="string">
            <text:p>2003</text:p>
          </table:table-cell>
          <table:table-cell office:value-type="string" calcext:value-type="string">
            <text:p>5 (3) esporte-fisioterapia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1249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Gonçalves et al.</text:p>
          </table:table-cell>
          <table:table-cell table:formula="of:=RIGHT([.B17];4)" office:value-type="string" office:string-value="2019" calcext:value-type="string">
            <text:p>2019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369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Haik, Alburquerque-Sendín e Camargo</text:p>
          </table:table-cell>
          <table:table-cell table:formula="of:=RIGHT([.B18];4)" office:value-type="string" office:string-value="2014" calcext:value-type="string">
            <text:p>2014</text:p>
          </table:table-cell>
          <table:table-cell office:value-type="string" calcext:value-type="string">
            <text:p>5 (3) esporte-fisioterapia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89092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Hajizadeh, Michaud e Begon</text:p>
          </table:table-cell>
          <table:table-cell table:formula="of:=RIGHT([.B19];4)" office:value-type="string" office:string-value="2019" calcext:value-type="string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7891241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Hansen et al.</text:p>
          </table:table-cell>
          <table:table-cell table:formula="of:=RIGHT([.B20];4)" office:value-type="string" office:string-value="2019" calcext:value-type="string">
            <text:p>2019</text:p>
          </table:table-cell>
          <table:table-cell office:value-type="string" calcext:value-type="string">
            <text:p>6 (1) Neuro-reabilitação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574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Herisson et al.</text:p>
          </table:table-cell>
          <table:table-cell table:formula="of:=RIGHT([.B21];4)" office:value-type="string" office:string-value="2017" calcext:value-type="string">
            <text:p>2017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88488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Höglund, Grip e Öhberg</text:p>
          </table:table-cell>
          <table:table-cell table:formula="of:=RIGHT([.B22];4)" office:value-type="string" office:string-value="2021" calcext:value-type="string">
            <text:p>2021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3 (25) Engenharia-Biomédica</text:p>
          </table:table-cell>
        </table:table-row>
        <table:table-row table:style-name="ro1">
          <table:table-cell office:value-type="string" calcext:value-type="string">
            <text:p>307891503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Illyés e Kiss</text:p>
          </table:table-cell>
          <table:table-cell table:formula="of:=RIGHT([.B23];4)" office:value-type="string" office:string-value="2006" calcext:value-type="string">
            <text:p>2006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2">
          <table:table-cell office:value-type="string" calcext:value-type="string">
            <text:p>307890853</text:p>
          </table:table-cell>
          <table:table-cell office:value-type="string" calcext:value-type="string">
            <text:p>Jaspers 2011<text:span text:style-name="T1">’</text:span></text:p>
          </table:table-cell>
          <table:table-cell office:value-type="string" calcext:value-type="string">
            <text:p>Jaspers et al.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426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Jaspers et al.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052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Karduna et al.</text:p>
          </table:table-cell>
          <table:table-cell table:formula="of:=RIGHT([.B26];4)" office:value-type="string" office:string-value="2001" calcext:value-type="string">
            <text:p>2001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1081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Koh, Grabiner e Brems</text:p>
          </table:table-cell>
          <table:table-cell table:formula="of:=RIGHT([.B27];4)" office:value-type="string" office:string-value="1998" calcext:value-type="string">
            <text:p>1998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213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Kolz et al.</text:p>
          </table:table-cell>
          <table:table-cell table:formula="of:=RIGHT([.B28];4)" office:value-type="string" office:string-value="2020" calcext:value-type="string">
            <text:p>2020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243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Lang et al.</text:p>
          </table:table-cell>
          <table:table-cell table:formula="of:=RIGHT([.B29];4)" office:value-type="string" office:string-value="2019" calcext:value-type="string">
            <text:p>2019</text:p>
          </table:table-cell>
          <table:table-cell/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0988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Lin et al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1511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Lin et al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0883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Lovern et al.</text:p>
          </table:table-cell>
          <table:table-cell table:formula="of:=RIGHT([.B32];4)" office:value-type="string" office:string-value="2009" calcext:value-type="string">
            <text:p>2009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22526725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Ludewig e Cook</text:p>
          </table:table-cell>
          <table:table-cell table:formula="of:=RIGHT([.B33];4)" office:value-type="string" office:string-value="2000" calcext:value-type="string">
            <text:p>2000</text:p>
          </table:table-cell>
          <table:table-cell office:value-type="string" calcext:value-type="string">
            <text:p>3 (0) Médico-esportiva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88490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Mahon et al.</text:p>
          </table:table-cell>
          <table:table-cell table:formula="of:=RIGHT([.B34];4)" office:value-type="string" office:string-value="2017" calcext:value-type="string">
            <text:p>2017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431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Massimini, Warner e Li</text:p>
          </table:table-cell>
          <table:table-cell table:formula="of:=RIGHT([.B35];4)" office:value-type="string" office:string-value="2011" calcext:value-type="string">
            <text:p>2011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495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Meskers, van de Sande e de Groot</text:p>
          </table:table-cell>
          <table:table-cell table:formula="of:=RIGHT([.B36];4)" office:value-type="string" office:string-value="2007" calcext:value-type="string">
            <text:p>2007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480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Meyer et al.</text:p>
          </table:table-cell>
          <table:table-cell table:formula="of:=RIGHT([.B37];4)" office:value-type="string" office:string-value="2008" calcext:value-type="string">
            <text:p>2008</text:p>
          </table:table-cell>
          <table:table-cell office:value-type="string" calcext:value-type="string">
            <text:p>3 (0) Médico-esportiva</text:p>
          </table:table-cell>
          <table:table-cell office:value-type="string" calcext:value-type="string">
            <text:p>5 (21) Esporte-movimento</text:p>
          </table:table-cell>
        </table:table-row>
        <table:table-row table:style-name="ro1">
          <table:table-cell office:value-type="string" calcext:value-type="string">
            <text:p>307891328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Michener et al.</text:p>
          </table:table-cell>
          <table:table-cell table:formula="of:=RIGHT([.B38];4)" office:value-type="string" office:string-value="2016" calcext:value-type="string">
            <text:p>2016</text:p>
          </table:table-cell>
          <table:table-cell office:value-type="string" calcext:value-type="string">
            <text:p>5 (3) esporte-fisioterapia</text:p>
          </table:table-cell>
          <table:table-cell office:value-type="string" calcext:value-type="string">
            <text:p>6 (14) Esporte-terapia</text:p>
          </table:table-cell>
        </table:table-row>
        <table:table-row table:style-name="ro1">
          <table:table-cell office:value-type="string" calcext:value-type="string">
            <text:p>307891104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Michiels e Grevenstein</text:p>
          </table:table-cell>
          <table:table-cell table:formula="of:=RIGHT([.B39];4)" office:value-type="string" office:string-value="1995" calcext:value-type="string">
            <text:p>1995</text:p>
          </table:table-cell>
          <table:table-cell office:value-type="string" calcext:value-type="string">
            <text:p>3 (0) Médico-esportiva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1270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Mozingo et al.</text:p>
          </table:table-cell>
          <table:table-cell table:formula="of:=RIGHT([.B40];4)" office:value-type="string" office:string-value="2018" calcext:value-type="string">
            <text:p>2018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974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Myers et al.</text:p>
          </table:table-cell>
          <table:table-cell table:formula="of:=RIGHT([.B41];4)" office:value-type="string" office:string-value="2006" calcext:value-type="string">
            <text:p>2006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1300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Nicholson et al.</text:p>
          </table:table-cell>
          <table:table-cell table:formula="of:=RIGHT([.B42];4)" office:value-type="string" office:string-value="2017" calcext:value-type="string">
            <text:p>2017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245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Nicholson et al.</text:p>
          </table:table-cell>
          <table:table-cell table:formula="of:=RIGHT([.B43];4)" office:value-type="string" office:string-value="2019" calcext:value-type="string">
            <text:p>2019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812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Parel et al.</text:p>
          </table:table-cell>
          <table:table-cell table:formula="of:=RIGHT([.B44];4)" office:value-type="string" office:string-value="2012" calcext:value-type="string">
            <text:p>2012</text:p>
          </table:table-cell>
          <table:table-cell/>
          <table:table-cell office:value-type="string" calcext:value-type="string">
            <text:p>3 (25) Engenharia-Biomédica</text:p>
          </table:table-cell>
        </table:table-row>
        <table:table-row table:style-name="ro1">
          <table:table-cell office:value-type="string" calcext:value-type="string">
            <text:p>307890694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Parel et al.</text:p>
          </table:table-cell>
          <table:table-cell table:formula="of:=RIGHT([.B45];4)" office:value-type="string" office:string-value="2014" calcext:value-type="string">
            <text:p>2014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273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Plummer, Pozzi e Michener</text:p>
          </table:table-cell>
          <table:table-cell table:formula="of:=RIGHT([.B46];4)" office:value-type="string" office:string-value="2018" calcext:value-type="string">
            <text:p>2018</text:p>
          </table:table-cell>
          <table:table-cell office:value-type="string" calcext:value-type="string">
            <text:p>5 (3) esporte-fisioterapia</text:p>
          </table:table-cell>
          <table:table-cell/>
        </table:table-row>
        <table:table-row table:style-name="ro1">
          <table:table-cell office:value-type="string" calcext:value-type="string">
            <text:p>307891419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Prinold, Shaheen e Bull</text:p>
          </table:table-cell>
          <table:table-cell table:formula="of:=RIGHT([.B47];4)" office:value-type="string" office:string-value="2011" calcext:value-type="string">
            <text:p>2011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781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Prinold, Villette e Bull</text:p>
          </table:table-cell>
          <table:table-cell table:formula="of:=RIGHT([.B48];4)" office:value-type="string" office:string-value="2013" calcext:value-type="string">
            <text:p>2013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532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Richardson et al.</text:p>
          </table:table-cell>
          <table:table-cell table:formula="of:=RIGHT([.B49];4)" office:value-type="string" office:string-value="2017" calcext:value-type="string">
            <text:p>2017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699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Rogowski et al.</text:p>
          </table:table-cell>
          <table:table-cell table:formula="of:=RIGHT([.B50];4)" office:value-type="string" office:string-value="2014" calcext:value-type="string">
            <text:p>2014</text:p>
          </table:table-cell>
          <table:table-cell office:value-type="string" calcext:value-type="string">
            <text:p>3 (0) Médico-esportiva</text:p>
          </table:table-cell>
          <table:table-cell office:value-type="string" calcext:value-type="string">
            <text:p>5 (21) Esporte-movimento</text:p>
          </table:table-cell>
        </table:table-row>
        <table:table-row table:style-name="ro1">
          <table:table-cell office:value-type="string" calcext:value-type="string">
            <text:p>307891391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Roren et al.</text:p>
          </table:table-cell>
          <table:table-cell table:formula="of:=RIGHT([.B51];4)" office:value-type="string" office:string-value="2013" calcext:value-type="string">
            <text:p>2013</text:p>
          </table:table-cell>
          <table:table-cell office:value-type="string" calcext:value-type="string">
            <text:p>5 (3) esporte-fisioterapia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1348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Roren et al.</text:p>
          </table:table-cell>
          <table:table-cell table:formula="of:=RIGHT([.B52];4)" office:value-type="string" office:string-value="2015" calcext:value-type="string">
            <text:p>2015</text:p>
          </table:table-cell>
          <table:table-cell table:style-name="ce4" office:value-type="string" calcext:value-type="string">
            <text:p>5 (3) esporte-fisioterapia</text:p>
          </table:table-cell>
          <table:table-cell office:value-type="string" calcext:value-type="string">
            <text:p>4 (12) Saúde-Reabilitação</text:p>
          </table:table-cell>
        </table:table-row>
        <table:table-row table:style-name="ro1">
          <table:table-cell office:value-type="string" calcext:value-type="string">
            <text:p>307891219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Ruiz Ibán et al.</text:p>
          </table:table-cell>
          <table:table-cell table:formula="of:=RIGHT([.B53];4)" office:value-type="string" office:string-value="2020" calcext:value-type="string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7890841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Shaheen, Alexander e Bul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843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Shaheen, Alexander e Bul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4 (5) Clinical Biomechanics</text:p>
          </table:table-cell>
          <table:table-cell office:value-type="string" calcext:value-type="string">
            <text:p>2 (7) Journal_of_Biomechanics</text:p>
          </table:table-cell>
        </table:table-row>
        <table:table-row table:style-name="ro1">
          <table:table-cell office:value-type="string" calcext:value-type="string">
            <text:p>307890924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Teece et al.</text:p>
          </table:table-cell>
          <table:table-cell table:formula="of:=RIGHT([.B56];4)" office:value-type="string" office:string-value="2008" calcext:value-type="string">
            <text:p>2008</text:p>
          </table:table-cell>
          <table:table-cell office:value-type="string" calcext:value-type="string">
            <text:p>3 (0) Médico-esportiva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1512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Thigpen et al.</text:p>
          </table:table-cell>
          <table:table-cell table:formula="of:=RIGHT([.B57];4)" office:value-type="string" office:string-value="2005" calcext:value-type="string">
            <text:p>2005</text:p>
          </table:table-cell>
          <table:table-cell office:value-type="string" calcext:value-type="string">
            <text:p>5 (3) esporte-fisioterapia</text:p>
          </table:table-cell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1357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van den Noort et al.</text:p>
          </table:table-cell>
          <table:table-cell table:formula="of:=RIGHT([.B58];4)" office:value-type="string" office:string-value="2014" calcext:value-type="string">
            <text:p>2014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5 (21) Esporte-movimento</text:p>
          </table:table-cell>
        </table:table-row>
        <table:table-row table:style-name="ro1">
          <table:table-cell office:value-type="string" calcext:value-type="string">
            <text:p>322526726</text:p>
          </table:table-cell>
          <table:table-cell office:value-type="string" calcext:value-type="string">
            <text:p>van den Noort 2015</text:p>
          </table:table-cell>
          <table:table-cell office:value-type="string" calcext:value-type="string">
            <text:p>van den Noort et al.</text:p>
          </table:table-cell>
          <table:table-cell table:formula="of:=RIGHT([.B59];4)" office:value-type="string" office:string-value="2015" calcext:value-type="string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7891351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Vanezis, Robinson e Darras</text:p>
          </table:table-cell>
          <table:table-cell table:formula="of:=RIGHT([.B60];4)" office:value-type="string" office:string-value="2015" calcext:value-type="string">
            <text:p>2015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3 (25) Engenharia-Biomédica</text:p>
          </table:table-cell>
        </table:table-row>
        <table:table-row table:style-name="ro1">
          <table:table-cell office:value-type="string" calcext:value-type="string">
            <text:p>307891344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Warner, Chappell e Stokes</text:p>
          </table:table-cell>
          <table:table-cell table:formula="of:=RIGHT([.B61];4)" office:value-type="string" office:string-value="2015" calcext:value-type="string">
            <text:p>2015</text:p>
          </table:table-cell>
          <table:table-cell/>
          <table:table-cell office:value-type="string" calcext:value-type="string">
            <text:p>1 (6) Clinical_Biomechanis</text:p>
          </table:table-cell>
        </table:table-row>
        <table:table-row table:style-name="ro1">
          <table:table-cell office:value-type="string" calcext:value-type="string">
            <text:p>307891234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Wolf et al.</text:p>
          </table:table-cell>
          <table:table-cell table:formula="of:=RIGHT([.B62];4)" office:value-type="string" office:string-value="2019" calcext:value-type="string">
            <text:p>2019</text:p>
          </table:table-cell>
          <table:table-cell office:value-type="string" calcext:value-type="string">
            <text:p>2 (4) Postural</text:p>
          </table:table-cell>
          <table:table-cell office:value-type="string" calcext:value-type="string">
            <text:p>7(32) Clínico-artistas</text:p>
          </table:table-cell>
        </table:table-row>
        <table:table-row table:style-name="ro1">
          <table:table-cell office:value-type="string" calcext:value-type="string">
            <text:p>307891209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Yildiz et al.</text:p>
          </table:table-cell>
          <table:table-cell table:formula="of:=RIGHT([.B63];4)" office:value-type="string" office:string-value="2020" calcext:value-type="string">
            <text:p>2020</text:p>
          </table:table-cell>
          <table:table-cell office:value-type="string" calcext:value-type="string">
            <text:p>5 (3) esporte-fisioterapia</text:p>
          </table:table-cell>
          <table:table-cell/>
        </table:table-row>
        <table:table-row table:style-name="ro1">
          <table:table-cell office:value-type="string" calcext:value-type="string">
            <text:p>307891414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Zhu et al.</text:p>
          </table:table-cell>
          <table:table-cell table:formula="of:=RIGHT([.B64];4)" office:value-type="string" office:string-value="2012" calcext:value-type="string">
            <text:p>2012</text:p>
          </table:table-cell>
          <table:table-cell/>
          <table:table-cell office:value-type="string" calcext:value-type="string">
            <text:p>2 (7) Journal_of_Biomechanics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3"/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olha1.A1:Folha1.F6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21:06:11.6165753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2T10:59:15.929118533</meta:creation-date>
    <meta:generator>LibreOffice/6.4.7.2$Linux_X86_64 LibreOffice_project/40$Build-2</meta:generator>
    <dc:date>2022-07-16T23:55:03.039156211</dc:date>
    <dc:creator>Lucas Beraldo</dc:creator>
    <meta:editing-duration>PT2H10M55S</meta:editing-duration>
    <meta:editing-cycles>12</meta:editing-cycles>
    <meta:document-statistic meta:table-count="1" meta:cell-count="359" meta:object-count="0"/>
  </office:meta>
</office:document-meta>
</file>